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Responsabilidad(-)</text:p>
          </table:table-cell>
          <table:table-cell table:style-name="ce1" office:value-type="string" calcext:value-type="string">
            <text:p>Disciplina(-)</text:p>
          </table:table-cell>
          <table:table-cell table:style-name="ce1" office:value-type="string" calcext:value-type="string">
            <text:p>Interés(+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Aed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ricio Alarcó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jandro Araya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go Arteag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tor Arteag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nnifer Cabrer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obal Canale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ni Díaz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nisse Espinoz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Fernández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udio Garrido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aquín Gutierrez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z Gutierrez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cardo Henríquez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vin Lago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lipe Lavand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bastián Molin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yan Montecino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udia Neir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teban Parr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uel Parr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ride Pasté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guel Pedreros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lipe Ravanal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udio Sanhuez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vid Torr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ara Torr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ía Varga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luz Varga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briel Villagr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ela Yéven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nnifer Yéven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viera Yévene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bastián Zapat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5:24.094811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16:16.329217679</dc:date>
    <meta:editing-duration>PT12M21S</meta:editing-duration>
    <meta:editing-cycles>4</meta:editing-cycles>
    <meta:generator>LibreOffice/5.0.3.2$Linux_X86_64 LibreOffice_project/00m0$Build-2</meta:generator>
    <meta:document-statistic meta:table-count="1" meta:cell-count="77" meta:object-count="0"/>
  </office:meta>
</office:document-meta>
</file>